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OpenPMR - tools to make old PMR radios useful. </text:p>
      <text:p text:style-name="P1"># </text:p>
      <text:p text:style-name="P1"># Copyright (C) 2013 <text:s/>John Gumb, G4RDC </text:p>
      <text:p text:style-name="P1"># This file is part of OpenPMR. </text:p>
      <text:p text:style-name="P1"/>
      <text:p text:style-name="P1"># OpenPMR is free software: you can redistribute it and/or modify </text:p>
      <text:p text:style-name="P1"># it under the terms of the GNU General Public License as published by </text:p>
      <text:p text:style-name="P1"># the Free Software Foundation, either version 3 of the License, or </text:p>
      <text:p text:style-name="P1"># (at your option) any later version. </text:p>
      <text:p text:style-name="P1"/>
      <text:p text:style-name="P1"># OpenPMR is distributed in the hope that it will be useful, </text:p>
      <text:p text:style-name="P1"># but WITHOUT ANY WARRANTY; without even the implied warranty of </text:p>
      <text:p text:style-name="P1"># MERCHANTABILITY or FITNESS FOR A PARTICULAR PURPOSE. <text:s/>See the </text:p>
      <text:p text:style-name="P1"># GNU General Public License for more details. </text:p>
      <text:p text:style-name="P1"/>
      <text:p text:style-name="P1"># You should have received a copy of the GNU General Public License </text:p>
      <text:p text:style-name="P1"># along with OpenPMR. <text:s/>If not, see &lt;http://www.gnu.org/licenses/&gt;. </text:p>
      <text:p text:style-name="P1"/>
      <text:p text:style-name="P8">Motorola Mc Micro/M110 Notes</text:p>
      <text:p text:style-name="P8"/>
      <text:p text:style-name="P1">Summary</text:p>
      <text:p text:style-name="P2">This work is based on previous work I did to make a DanPhone DCB4070 Marine low band radio telephone device useful.</text:p>
      <text:p text:style-name="P2"/>
      <text:p text:style-name="P2">The McMicro is probably one of the last easily modifiable PMR sets in the Motorola line. It is of mid 1980s vintage. There is no custom silicon which is hard to program or contains proprietary motorola code/intellectual property (CPU excluded). The number of channels is purely limited by Motorola firmware. To get around this, one approach is to remove the processor completely from the control board and program the various components of the rig yourself. Within the limits of the synthesiser steps and VFO range you can then set whatever frequency you desire. Indeed I've got a low band McMicro on 6 metres but this required putting a few more turns on the Tx VFO coil and re-coiling the PA. Not something to be undertaken lightly...</text:p>
      <text:p text:style-name="P2"/>
      <text:p text:style-name="P2">Since the CPU is removed, the front panel will no longer work (except for the volume control) and control must be done from elsewhere i.e. PC or something. </text:p>
      <text:p text:style-name="P2"/>
      <text:p text:style-name="P2">With this work I can control these radios remotely from a laptop which is very convenient. I can maintain a watch on 4 and 6 metres in the background whilst doing something else.</text:p>
      <text:p text:style-name="P2"/>
      <text:p text:style-name="P2">There are other projects (<text:a xlink:type="simple" xlink:href="http://mc70.stus-disco.de/">http://mc70.stus-disco.de</text:a>) which rely on keeping the CPU.</text:p>
      <text:p text:style-name="P2"/>
      <text:p text:style-name="P2"><text:a xlink:type="simple" xlink:href="http://www.batlabs.com/">www.batlabs.com</text:a> is the bible for all things Motorola</text:p>
      <text:p text:style-name="P2"/>
      <text:p text:style-name="P2">The service manual for the UHF version is readily available online which I found extremely helpful in understanding the low band radios I have been working with. There are minor differences.</text:p>
      <text:p text:style-name="P2"/>
      <text:p text:style-name="P2">These rigs make a great starting point for modification and experimentation. If you've never programmed a synth chip before or want to do some low level programming then this is a good place to start. The RF lineup is cheap and cheerful but is remarkably sensitive. </text:p>
      <text:p text:style-name="P2"/>
      <text:p text:style-name="P2">Failing that they make a great source of bits. Construction is early surface mount but it's big enough to be able to work with easily.</text:p>
      <text:p text:style-name="P2"><text:soft-page-break/></text:p>
      <text:p text:style-name="P2">PA is, of course, a class 'C' design but I'm wondering if it could be biased for linear operation. There is a short piece in Radio Communication Handbook about doing this/</text:p>
      <text:p text:style-name="P2"/>
      <text:p text:style-name="P2">I currently operate 2 of these radios remotely by having PCs control them. Tx audio comes from the <text:s/>output of a sound card; Rx audio is connected to line in. I suspect the PC could easily be a Raspberry Pi or similar.</text:p>
      <text:p text:style-name="P2"/>
      <text:p text:style-name="P2">First step is to program the synth. MC145158 is a pretty standard synth chip. Specs are freely available. 3 signals (lines) necessary: clock, data and 'latch' i.e. act upon what's just been clocked in.</text:p>
      <text:p text:style-name="P2">'Lock Detect' provides synth status. Read up on “Dual modulus prescaler” as to how this thing works. Code is provided in MC145158.py (supplied) to calculate the values to be programmed.</text:p>
      <text:p text:style-name="P2"/>
      <text:p text:style-name="P1">Internals</text:p>
      <text:p text:style-name="Standard">3 main subsystems:</text:p>
      <text:list xml:id="list4498751861" text:style-name="L1">
        <text:list-item>
          <text:p text:style-name="P3">RF board</text:p>
        </text:list-item>
        <text:list-item>
          <text:p text:style-name="P3">Control board</text:p>
        </text:list-item>
        <text:list-item>
          <text:p text:style-name="P3">PA</text:p>
        </text:list-item>
        <text:list-item>
          <text:p text:style-name="P3">[Control Head – don't care]</text:p>
        </text:list-item>
      </text:list>
      <text:p text:style-name="Standard"/>
      <text:p text:style-name="Standard"/>
      <text:p text:style-name="P1">RF Board</text:p>
      <text:p text:style-name="Standard">Main subsystems:</text:p>
      <text:list xml:id="list1548731828" text:style-name="L2">
        <text:list-item>
          <text:p text:style-name="P4">Tx VFO</text:p>
        </text:list-item>
        <text:list-item>
          <text:p text:style-name="P4">Rx VFO</text:p>
        </text:list-item>
        <text:list-item>
          <text:p text:style-name="P4">Single Synth for VFO control (MC145158)</text:p>
        </text:list-item>
        <text:list-item>
          <text:p text:style-name="P4">12.5KHz reference oscillator</text:p>
        </text:list-item>
        <text:list-item>
          <text:p text:style-name="P4">Rx front end (4 stage L/C filter)</text:p>
        </text:list-item>
        <text:list-item>
          <text:p text:style-name="P4">Single FET mixer</text:p>
        </text:list-item>
        <text:list-item>
          <text:p text:style-name="P4">Rx VFO filter chain similar to Rx Front end</text:p>
        </text:list-item>
        <text:list-item>
          <text:p text:style-name="P4">2 * 21.4Mhz IF crystal filters</text:p>
        </text:list-item>
        <text:list-item>
          <text:p text:style-name="P4">Chip-based IF + FM demod</text:p>
        </text:list-item>
        <text:list-item>
          <text:p text:style-name="P4">No RSSI as standard</text:p>
        </text:list-item>
        <text:list-item>
          <text:p text:style-name="P4">Interface to control board:</text:p>
          <text:list>
            <text:list-item>
              <text:p text:style-name="P4">Pin 1 – Tx VFO modulation</text:p>
            </text:list-item>
            <text:list-item>
              <text:p text:style-name="P4">Pin 2 – MC145158 (input) latch</text:p>
            </text:list-item>
            <text:list-item>
              <text:p text:style-name="P4">Pin 3 – MC145158 (input) data</text:p>
            </text:list-item>
            <text:list-item>
              <text:p text:style-name="P4">Pin 4 – MC145158 (input) clock</text:p>
            </text:list-item>
            <text:list-item>
              <text:p text:style-name="P4">Pin 5 – MC145158 (output) synth lock detect</text:p>
            </text:list-item>
            <text:list-item>
              <text:p text:style-name="P4">Pin 6 - Tx/Rx select</text:p>
            </text:list-item>
            <text:list-item>
              <text:p text:style-name="P4">Pin 7 - +9.6V (stabilised)</text:p>
            </text:list-item>
            <text:list-item>
              <text:p text:style-name="P4">Pin 8 – Ground</text:p>
            </text:list-item>
            <text:list-item>
              <text:p text:style-name="P4">Pin 9 – Output from IF chip- squelch status</text:p>
            </text:list-item>
            <text:list-item>
              <text:p text:style-name="P4">Pin 10 – audio from IF chip demod</text:p>
            </text:list-item>
            <text:list-item>
              <text:p text:style-name="P4">Pin 11 – unused, unless RSSI option fitted. Rare in my experience</text:p>
            </text:list-item>
          </text:list>
        </text:list-item>
      </text:list>
      <text:p text:style-name="Standard"/>
      <text:p text:style-name="Standard">The RF board is a perfectly usable board of itself. The synthesiser is easily driven from a PIC or possibly something like a RasPi. Anything capable of wiggling the clock and data lines as per the MC145158 spec will do. I've done it using a usb-serial converter set up for TTL levels (FTDI FT232-R) and latterly a microcontroller (C81F350 10 quid complete on a board from eBay). <text:s text:c="2"/><text:soft-page-break/>Fantastic little board, programmable in 'C'. Silicon Labs did a great job here. You will also need to buy the JTAG USB interface but its worth it. Arduino of course works nicely. Technically the <text:s/>synthesiser interface is known as an 'SPI' interface and rather than wiggling the lines yourself, often Microcontrollers do the hard work for you.</text:p>
      <text:p text:style-name="Standard"/>
      <text:p text:style-name="Standard"/>
      <text:p text:style-name="P1">Control Board</text:p>
      <text:p text:style-name="P2">Main subsystems we can use:</text:p>
      <text:p text:style-name="P2"/>
      <text:list xml:id="list2047147841" text:style-name="L3">
        <text:list-item>
          <text:p text:style-name="P5">Audio PA – we can turn this on and off</text:p>
        </text:list-item>
        <text:list-item>
          <text:p text:style-name="P5">On/Off power control – you can remotely switch this rig on and off!</text:p>
        </text:list-item>
        <text:list-item>
          <text:p text:style-name="P5">Tx/Rx circuitry – good to re-use this</text:p>
        </text:list-item>
        <text:list-item>
          <text:p text:style-name="P5">Tx power control – we can select between high and low power. The control board also regulates Tx power level with feedback from the PA module and monitors the PA temperature. It's worth using this functionality.</text:p>
        </text:list-item>
        <text:list-item>
          <text:p text:style-name="P5">Tx audio processing – on/off control</text:p>
        </text:list-item>
        <text:list-item>
          <text:p text:style-name="P5">Rx audio processing – on/off control</text:p>
        </text:list-item>
      </text:list>
      <text:list xml:id="list744126169" text:style-name="L4">
        <text:list-item>
          <text:p text:style-name="P6">MC14094 'shift register' through which control of the various parts of the rig is orchestrated. There are 2 chips close to the edge of the board in line with the 9 pin D type connector. <text:s text:c="2"/>The <text:s/>shift register is the chip nearest the CPU. The other chip is a transistor array. Here are the bit definitions:</text:p>
          <text:list>
            <text:list-item>
              <text:p text:style-name="P6">#define SR_AUDIO_PA 0x01</text:p>
            </text:list-item>
            <text:list-item>
              <text:p text:style-name="P6">#define SR_POWER 0x02</text:p>
            </text:list-item>
            <text:list-item>
              <text:p text:style-name="P6">#define SR_TX_RX 0x04</text:p>
            </text:list-item>
            <text:list-item>
              <text:p text:style-name="P6">#define SR_TX_POWER_HI_LO 0x08</text:p>
            </text:list-item>
            <text:list-item>
              <text:p text:style-name="P6">#define SR_EXT_ALARM 0x10</text:p>
            </text:list-item>
            <text:list-item>
              <text:p text:style-name="P6">#define SR_TX_PA 0x20 (see note)</text:p>
            </text:list-item>
            <text:list-item>
              <text:p text:style-name="P6">#define SR_TX_AUDIO_ENABLE 0x40</text:p>
            </text:list-item>
            <text:list-item>
              <text:p text:style-name="P6">#define SR_RX_AUDIO_ENABLE 0x80</text:p>
            </text:list-item>
          </text:list>
        </text:list-item>
      </text:list>
      <text:p text:style-name="Standard"><text:tab/>The shift register low level interface is the same as the synthesiser. i.e. SPI. Wiggle the clock and data lines as required then indicate you're done on the latch pin. EXT_AL ARM is just a general purpose signal which you can use as you wish. I think it's brought out on the 9-pin d-type connector as an open collector. Depending on the radio, that circuitry may or may not be fitted. If it's not fitted then it's easy to populate yourself if you want it. It's useful for switching aerial relays, linears on and off etc.</text:p>
      <text:p text:style-name="P2"/>
      <text:p text:style-name="P2">NOTE: TX_PA was originally driven from a CPU pin but I've modded my control board to drive this from the shift register using what appeared to be an unused pin.</text:p>
      <text:p text:style-name="P2"><text:tab/></text:p>
      <text:p text:style-name="Standard">You would have to generate the waveform yourself but CTCSS injection is also easily do-able (I've got it working on my 6 metre conversion rig using the C81F350 + a divider micro to generate the required tone. The C81F350 doesn't generate frequencies low enough so I had to use a TTL divider.).</text:p>
      <text:p text:style-name="Standard"/>
      <text:p text:style-name="P1">CPU removal</text:p>
      <text:p text:style-name="Standard">Having removed the CPU, I found the following:</text:p>
      <text:p text:style-name="Standard"/>
      <text:p text:style-name="Standard">Pin 32 : synth latch (pin 2 on control board/rf board interface)</text:p>
      <text:p text:style-name="Standard">Pin 33 : shift reg latch </text:p>
      <text:p text:style-name="Standard">Pin 35 : clock (shared between synthesiser and shift register) (pin 4 on control board/rf board interface)</text:p>
      <text:p text:style-name="Standard"><text:soft-page-break/>Pin 9 : data (shared between synthesiser and shift register) (pin 3 on control board/rf board interface)</text:p>
      <text:p text:style-name="Standard"/>
      <text:p text:style-name="Standard">[Pin 23/24/25 : iirc could be used for CTCSS injection. That's on a low band model]</text:p>
      <text:p text:style-name="P1"/>
      <text:p text:style-name="P2">There is a 'watchdog' circuit which continually tries to reset the CPU if it's not responding (it looks at traffic on clock/data lines). Since the CPU won't be there, the watchdog will probably be trying to do this so beware. It hasn't caused me too many problems that I recall.</text:p>
      <text:p text:style-name="P2"/>
      <text:p text:style-name="P1">PA</text:p>
      <text:p text:style-name="Standard">power level is set by control board. It is possible to use the PA without the control board. However the control board does incorporate a PA power monitoring circuit and with this regulates the PA output level. The control board also monitors the PA temperature.</text:p>
      <text:p text:style-name="Standard"/>
      <text:p text:style-name="Standard">What I'm currently working on is taking a tap off the IF at 21.4 Mhz so I can at least begin to resolve SSB on 4 metres. Plan is to use SDR chip RF2713 to downconvert to baseband IQ signals.</text:p>
      <text:p text:style-name="Standard"/>
      <text:p text:style-name="P1">Interfacing</text:p>
      <text:p text:style-name="Standard">Use pin 6 on DB9 connector for 300mV (approx) level audio input. NOTE a DC blocking capacitor must be used. About 1uF seems OK. I've had reports of muffled audio so some bass cut is good. See <text:a xlink:type="simple" xlink:href="http://sa0azt.se/projects/motorola-mc-micro-rxtx-modification/">http://sa0azt.se/projects/motorola-mc-micro-rxtx-modification/</text:a> for further information on audio mods.</text:p>
      <text:p text:style-name="Standard"/>
      <text:p text:style-name="Standard">I have used Pin 3 on the DB15 connector for buffered Rx audio.</text:p>
      <text:p text:style-name="Standard"/>
      <text:p text:style-name="Standard">DB9</text:p>
      <text:p text:style-name="Standard">1 : PTT (don't care)</text:p>
      <text:p text:style-name="Standard">2: Audio GND</text:p>
      <text:p text:style-name="Standard">3: HUB (don't care)</text:p>
      <text:p text:style-name="Standard">4: SPKR HI</text:p>
      <text:p text:style-name="Standard">5: SPKR LO</text:p>
      <text:p text:style-name="Standard">6:MIC HI</text:p>
      <text:p text:style-name="Standard">7:Buffered Rx Audio</text:p>
      <text:p text:style-name="Standard">8:EXT ALARM</text:p>
      <text:p text:style-name="Standard">9:Emegency SW</text:p>
      <text:p text:style-name="Standard"/>
      <text:p text:style-name="Standard">DB15 Control head connector</text:p>
      <text:p text:style-name="Standard">1: CALL LED/SW2 (SPARE) (don't care)</text:p>
      <text:p text:style-name="Standard">2: PTT/DATA IN (don't care)</text:p>
      <text:p text:style-name="Standard">3: VOL CONTR HI</text:p>
      <text:p text:style-name="Standard">4: Audio GND</text:p>
      <text:p text:style-name="Standard">5: SPKR HI</text:p>
      <text:p text:style-name="Standard">6: B+ 13.2V</text:p>
      <text:p text:style-name="Standard">7: HUB/PGM (don't care)</text:p>
      <text:p text:style-name="Standard">8: KEY 3 / 4 (don't care)</text:p>
      <text:p text:style-name="Standard">9: RED LED (RESET) (don't care – shows up on a CPU pin with useful buffering)</text:p>
      <text:p text:style-name="Standard">10: MIC HI/DATA OUT (connected to pin 6 on DB9)</text:p>
      <text:p text:style-name="Standard">11: VOL CONTR WIPER</text:p>
      <text:p text:style-name="Standard">12: SPKR LO</text:p>
      <text:p text:style-name="Standard">13: SW B+ (switched 13.2V from volume control/power switch on head)</text:p>
      <text:p text:style-name="Standard">14:GND</text:p>
      <text:p text:style-name="Standard">15: KEY 1 (DATA) (don't care)</text:p>
      <text:p text:style-name="P1"><text:soft-page-break/>6 pin connector from PA module onto control board</text:p>
      <text:p text:style-name="Standard">1: Blue: Thermal Shutback</text:p>
      <text:p text:style-name="Standard">2: Green: RF detect (used as feeback loop to control PA power presumably)</text:p>
      <text:p text:style-name="Standard">3: Yellow: Tx/Rx switch</text:p>
      <text:p text:style-name="Standard">4: Orange: Tx power control</text:p>
      <text:p text:style-name="Standard">5: NC</text:p>
      <text:p text:style-name="Standard">6: Red: B+ (13.8V)</text:p>
      <text:p text:style-name="Standard"/>
      <text:p text:style-name="Standard"/>
      <text:p text:style-name="P1">Test Equipment</text:p>
      <text:p text:style-name="P1">Logic Analyser</text:p>
      <text:p text:style-name="Standard">A logic analyser is very handy but not absolutely essential. This simply allows you to monitor the state of several digital lines simultaneously (in our case, clock, data, synth latch and shift reg latch) with respect to time. You can often find old examples (green screen) at rallies for very little money – maybe 10-20 pounds. They will do the job perfectly. However they probably be relatively big (about the size of a 1980s <text:s/>oscilloscope) and won't interface easily to a PC. There are some very good USB-based tools around. Look on the web for “bus pirate”. Saleae do a great USB proper logic analyser which if you're doing any work with low level stuff IMHO is a great investment.</text:p>
      <text:p text:style-name="Standard"/>
      <text:p text:style-name="P1">Frequency counter</text:p>
      <text:p text:style-name="Standard">Kind of essential. Obtainable at rallies for 10-20 pounds or so.</text:p>
      <text:p text:style-name="Standard"/>
      <text:p text:style-name="P1">RF sig gen</text:p>
      <text:p text:style-name="Standard">Not essential – a weak signal source from on-air will do eg. Beacon.</text:p>
      <text:p text:style-name="Standard"/>
      <text:p text:style-name="P1">Oscilloscope</text:p>
      <text:p text:style-name="Standard">I use Tek 465. I've also just had chance to try a PicoScope USB scope which is a fantastic piece of kit as it also doubles as spectrum analyser.</text:p>
      <text:p text:style-name="Standard"/>
      <text:p text:style-name="P1">Software</text:p>
      <text:p text:style-name="P2">I've named it “OpenPMR - tools to make old PMR radios useful”</text:p>
      <text:p text:style-name="P2">Mostly written in python on linux with some 'C' for the microcontroller. Very 'work in progress'. You will need to adapt according to your needs. </text:p>
      <text:p text:style-name="P2"/>
      <text:p text:style-name="P2">Distributed under GPLv3 license.</text:p>
      <text:p text:style-name="P2"/>
      <text:p text:style-name="P2">In order to remotely control a radio, it is possible to make a USB device appear on another machine using the USB-IP project on linux. I used this for the FTDI based control. However the better approach, I think, is to put the C8051F350 board in the radio and have a simple character-based command line onto that from the controlling PC and devolve the work of programming the synth and shift register to that.</text:p>
      <text:p text:style-name="P2"/>
      <text:p text:style-name="P1">Front end alignment</text:p>
      <text:p text:style-name="P2">Series L-C arrangement. A small amount of C (few pF) in parallel with the 'L' may be required in some cases in order to align (this is what I did for 6 metres). In particular, with low band models there are 2 ranges covered, I think. The higher range <text:span text:style-name="T1">may</text:span> need some capacitance. Try aligning without first. Alignment is well documented online.</text:p>
      <text:p text:style-name="P2"/>
      <text:p text:style-name="P1">Futures</text:p>
      <text:p text:style-name="P2">There's so much that could be done with this approach. These radios are so cheap at rallies that I could imagine having one at the base of an aerial in a weatherproof box running off a 12V battery charged with a solar cell and use 2.4Ghz Wifi to communicate with a RasPi controlling it. Inbuilt <text:soft-page-break/>on/off power control makes this easily do-able. This could be done for whatever band is required: 70cm, 2m, 4m, (6m).</text:p>
      <text:p text:style-name="P2"/>
      <text:p text:style-name="P2">There's no reason why this approach shouldn't work with other radios of similar vintage probably with better RF circuitry (eg. balanced mixer) – indeed I started with the DanPhone DCB4070. The problem is I've never seen another one and if I let the smoke out of it, I'd be in trouble. I went to the McMicro as it was what I had available and could easily be procured cheaply at rallies etc.</text:p>
      <text:p text:style-name="P2"/>
      <text:p text:style-name="P2">The way forward for me is to embed the C81F350 mini board in the McMicro. I have a simple RS232 based CLI (command line)on this. I don't want to run USB into the rig due to QRM from the high speed signals.</text:p>
      <text:p text:style-name="P2"/>
      <text:p text:style-name="Standard">Any questions don't hesitate to email me: <text:a xlink:type="simple" xlink:href="mailto:john@gumb.org">john@gumb.org</text:a></text:p>
      <text:p text:style-name="Standard"/>
      <text:p text:style-name="Standard">This has been put together very quickly for the Newbury Rally so my apologies for the poor quality here. I've been having too much fun modding my MC micro to do SSB :-) The idea is to take a tap off the IF and using RF2713 convert that to baseband IQ signals for demodulation on the PC. The RF2713 can also be used 'in reverse' as a modulator.</text:p>
      <text:p text:style-name="P2"/>
      <text:p text:style-name="P2">No doubt I'll put this on a web page at some point if its useful.</text:p>
      <text:p text:style-name="P2"/>
      <text:p text:style-name="Standard">73 de G4RDC</text:p>
      <text:p text:style-name="Standard"/>
      <text:p text:style-name="Standard">links</text:p>
      <text:p text:style-name="Standard"/>
      <text:p text:style-name="Standard">http://mc70.stus-disco.de/</text:p>
      <text:p text:style-name="Standard">http://www.sm5ylg.com/index.php?option=com_content&amp;view=article&amp;id=51 </text:p>
      <text:p text:style-name="Standard">http://sa0azt.se/projects/motorola-mc-micro-rxtx-modific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Gumb</meta:initial-creator>
    <meta:creation-date>2013-06-13T23:02:03</meta:creation-date>
    <dc:date>2013-06-30T10:06:49</dc:date>
    <dc:creator>John Gumb</dc:creator>
    <meta:editing-duration>PT8H22M33S</meta:editing-duration>
    <meta:editing-cycles>17</meta:editing-cycles>
    <meta:generator>LibreOffice/3.3$Linux LibreOffice_project/330m19$Build-401</meta:generator>
    <meta:document-statistic meta:table-count="0" meta:image-count="0" meta:object-count="0" meta:page-count="6" meta:paragraph-count="156" meta:word-count="2339" meta:character-count="12932"/>
  </office:meta>
</office:document-meta>
</file>